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enlo-Regular" svg:font-family="Menlo-Regular"/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27cm"/>
    </style:style>
    <style:style style:name="co2" style:family="table-column">
      <style:table-column-properties fo:break-before="auto" style:column-width="0.868cm"/>
    </style:style>
    <style:style style:name="co3" style:family="table-column">
      <style:table-column-properties fo:break-before="auto" style:column-width="2.796cm"/>
    </style:style>
    <style:style style:name="co4" style:family="table-column">
      <style:table-column-properties fo:break-before="auto" style:column-width="4.313cm"/>
    </style:style>
    <style:style style:name="co5" style:family="table-column">
      <style:table-column-properties fo:break-before="auto" style:column-width="1.556cm"/>
    </style:style>
    <style:style style:name="co6" style:family="table-column">
      <style:table-column-properties fo:break-before="auto" style:column-width="1.833cm"/>
    </style:style>
    <style:style style:name="co7" style:family="table-column">
      <style:table-column-properties fo:break-before="auto" style:column-width="0.474cm"/>
    </style:style>
    <style:style style:name="co11" style:family="table-column">
      <style:table-column-properties fo:break-before="auto" style:column-width="1.635cm"/>
    </style:style>
    <style:style style:name="co12" style:family="table-column">
      <style:table-column-properties fo:break-before="auto" style:column-width="4.805cm"/>
    </style:style>
    <style:style style:name="co13" style:family="table-column">
      <style:table-column-properties fo:break-before="auto" style:column-width="4.962cm"/>
    </style:style>
    <style:style style:name="co14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2.422cm"/>
    </style:style>
    <style:style style:name="co16" style:family="table-column">
      <style:table-column-properties fo:break-before="auto" style:column-width="3.013cm"/>
    </style:style>
    <style:style style:name="ro1" style:family="table-row">
      <style:table-row-properties style:row-height="0.466cm" fo:break-before="auto" style:use-optimal-row-height="true"/>
    </style:style>
    <style:style style:name="ro2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Menlo-Regula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35cm solid #000000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chef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CHEF-123</text:p>
          </table:table-cell>
          <table:table-cell office:value-type="float" office:value="100">
            <text:p>100</text:p>
          </table:table-cell>
          <table:table-cell office:value-type="string">
            <text:p>Sous Chef</text:p>
          </table:table-cell>
          <table:table-cell office:value-type="string">
            <text:p>The Green Goblin</text:p>
          </table:table-cell>
          <table:table-cell office:value-type="string">
            <text:p>month</text:p>
          </table:table-cell>
          <table:table-cell office:value-type="string">
            <text:p>interview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HEF-123</text:p>
          </table:table-cell>
          <table:table-cell table:formula="of:=[.B1]+1" office:value-type="float" office:value="101">
            <text:p>101</text:p>
          </table:table-cell>
          <table:table-cell office:value-type="string">
            <text:p>Chef de Partie</text:p>
          </table:table-cell>
          <table:table-cell office:value-type="string">
            <text:p>The Boar’s Shoulder</text:p>
          </table:table-cell>
          <table:table-cell office:value-type="string">
            <text:p>month</text:p>
          </table:table-cell>
          <table:table-cell office:value-type="string">
            <text:p>interview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HEF-123</text:p>
          </table:table-cell>
          <table:table-cell table:formula="of:=[.B2]+1" office:value-type="float" office:value="102">
            <text:p>102</text:p>
          </table:table-cell>
          <table:table-cell office:value-type="string">
            <text:p>Head Chef</text:p>
          </table:table-cell>
          <table:table-cell office:value-type="string">
            <text:p>The Duke’s Arms</text:p>
          </table:table-cell>
          <table:table-cell office:value-type="string">
            <text:p>month</text:p>
          </table:table-cell>
          <table:table-cell office:value-type="string">
            <text:p>interview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HEF-123</text:p>
          </table:table-cell>
          <table:table-cell table:formula="of:=[.B3]+1" office:value-type="float" office:value="103">
            <text:p>103</text:p>
          </table:table-cell>
          <table:table-cell office:value-type="string">
            <text:p>Commis Chef</text:p>
          </table:table-cell>
          <table:table-cell office:value-type="string">
            <text:p>Bubble &amp; Squeak</text:p>
          </table:table-cell>
          <table:table-cell office:value-type="string">
            <text:p>month</text:p>
          </table:table-cell>
          <table:table-cell office:value-type="string">
            <text:p>applie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HEF-123</text:p>
          </table:table-cell>
          <table:table-cell table:formula="of:=[.B4]+1" office:value-type="float" office:value="104">
            <text:p>104</text:p>
          </table:table-cell>
          <table:table-cell office:value-type="string">
            <text:p>Section Chef</text:p>
          </table:table-cell>
          <table:table-cell office:value-type="string">
            <text:p>Hobgoblin Inn</text:p>
          </table:table-cell>
          <table:table-cell office:value-type="string">
            <text:p>month</text:p>
          </table:table-cell>
          <table:table-cell office:value-type="string">
            <text:p>applie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HEF-123</text:p>
          </table:table-cell>
          <table:table-cell table:formula="of:=[.B5]+1" office:value-type="float" office:value="105">
            <text:p>105</text:p>
          </table:table-cell>
          <table:table-cell office:value-type="string">
            <text:p>Chef de Cuisine</text:p>
          </table:table-cell>
          <table:table-cell office:value-type="string">
            <text:p>The Turtle Tavern</text:p>
          </table:table-cell>
          <table:table-cell office:value-type="string">
            <text:p>month</text:p>
          </table:table-cell>
          <table:table-cell office:value-type="string">
            <text:p>interested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HEF-123</text:p>
          </table:table-cell>
          <table:table-cell table:formula="of:=[.B6]+1" office:value-type="float" office:value="106">
            <text:p>106</text:p>
          </table:table-cell>
          <table:table-cell office:value-type="string">
            <text:p>Pastry Chef</text:p>
          </table:table-cell>
          <table:table-cell office:value-type="string">
            <text:p>The Food Factory</text:p>
          </table:table-cell>
          <table:table-cell office:value-type="string">
            <text:p>fortnight</text:p>
          </table:table-cell>
          <table:table-cell office:value-type="string">
            <text:p>applie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HEF-123</text:p>
          </table:table-cell>
          <table:table-cell table:formula="of:=[.B7]+1" office:value-type="float" office:value="107">
            <text:p>107</text:p>
          </table:table-cell>
          <table:table-cell office:value-type="string">
            <text:p>Sous Chef</text:p>
          </table:table-cell>
          <table:table-cell office:value-type="string">
            <text:p>The Red Rabit</text:p>
          </table:table-cell>
          <table:table-cell office:value-type="string">
            <text:p>fortnight</text:p>
          </table:table-cell>
          <table:table-cell office:value-type="string">
            <text:p>applie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HEF-123</text:p>
          </table:table-cell>
          <table:table-cell table:formula="of:=[.B8]+1" office:value-type="float" office:value="108">
            <text:p>108</text:p>
          </table:table-cell>
          <table:table-cell office:value-type="string">
            <text:p>Chef de Partie</text:p>
          </table:table-cell>
          <table:table-cell office:value-type="string">
            <text:p>Squid and Thistle </text:p>
          </table:table-cell>
          <table:table-cell office:value-type="string">
            <text:p>fortnight</text:p>
          </table:table-cell>
          <table:table-cell office:value-type="string">
            <text:p>interested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HEF-123</text:p>
          </table:table-cell>
          <table:table-cell table:formula="of:=[.B9]+1" office:value-type="float" office:value="109">
            <text:p>109</text:p>
          </table:table-cell>
          <table:table-cell office:value-type="string">
            <text:p>Head Chef</text:p>
          </table:table-cell>
          <table:table-cell office:value-type="string">
            <text:p>The King’s Whistle</text:p>
          </table:table-cell>
          <table:table-cell office:value-type="string">
            <text:p>fortnight</text:p>
          </table:table-cell>
          <table:table-cell office:value-type="string">
            <text:p>applie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HEF-123</text:p>
          </table:table-cell>
          <table:table-cell table:formula="of:=[.B10]+1" office:value-type="float" office:value="110">
            <text:p>110</text:p>
          </table:table-cell>
          <table:table-cell office:value-type="string">
            <text:p>Commis Chef</text:p>
          </table:table-cell>
          <table:table-cell office:value-type="string">
            <text:p>Flying Crab Tavern</text:p>
          </table:table-cell>
          <table:table-cell office:value-type="string">
            <text:p>fortnight</text:p>
          </table:table-cell>
          <table:table-cell office:value-type="string">
            <text:p>interested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HEF-123</text:p>
          </table:table-cell>
          <table:table-cell table:formula="of:=[.B11]+1" office:value-type="float" office:value="111">
            <text:p>111</text:p>
          </table:table-cell>
          <table:table-cell office:value-type="string">
            <text:p>Section Chef</text:p>
          </table:table-cell>
          <table:table-cell office:value-type="string">
            <text:p>The Lost Leprechaun</text:p>
          </table:table-cell>
          <table:table-cell office:value-type="string">
            <text:p>fortnight</text:p>
          </table:table-cell>
          <table:table-cell office:value-type="string">
            <text:p>interested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HEF-123</text:p>
          </table:table-cell>
          <table:table-cell table:formula="of:=[.B12]+1" office:value-type="float" office:value="112">
            <text:p>112</text:p>
          </table:table-cell>
          <table:table-cell office:value-type="string">
            <text:p>Chef de Cuisine</text:p>
          </table:table-cell>
          <table:table-cell office:value-type="string">
            <text:p>The Wax Minotaur</text:p>
          </table:table-cell>
          <table:table-cell office:value-type="string">
            <text:p>fortnight</text:p>
          </table:table-cell>
          <table:table-cell office:value-type="string">
            <text:p>applie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HEF-123</text:p>
          </table:table-cell>
          <table:table-cell table:formula="of:=[.B13]+1" office:value-type="float" office:value="113">
            <text:p>113</text:p>
          </table:table-cell>
          <table:table-cell office:value-type="string">
            <text:p>Pastry Chef</text:p>
          </table:table-cell>
          <table:table-cell office:value-type="string">
            <text:p>Fish and Gravy</text:p>
          </table:table-cell>
          <table:table-cell office:value-type="string">
            <text:p>week</text:p>
          </table:table-cell>
          <table:table-cell office:value-type="string">
            <text:p>interested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HEF-123</text:p>
          </table:table-cell>
          <table:table-cell table:formula="of:=[.B14]+1" office:value-type="float" office:value="114">
            <text:p>114</text:p>
          </table:table-cell>
          <table:table-cell office:value-type="string">
            <text:p>Sous Chef</text:p>
          </table:table-cell>
          <table:table-cell office:value-type="string">
            <text:p>Giggling Grapefruit</text:p>
          </table:table-cell>
          <table:table-cell office:value-type="string">
            <text:p>week</text:p>
          </table:table-cell>
          <table:table-cell office:value-type="string">
            <text:p>applie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HEF-123</text:p>
          </table:table-cell>
          <table:table-cell table:formula="of:=[.B15]+1" office:value-type="float" office:value="115">
            <text:p>115</text:p>
          </table:table-cell>
          <table:table-cell office:value-type="string">
            <text:p>Chef de Partie</text:p>
          </table:table-cell>
          <table:table-cell office:value-type="string">
            <text:p>The Grey Goat</text:p>
          </table:table-cell>
          <table:table-cell office:value-type="string">
            <text:p>week</text:p>
          </table:table-cell>
          <table:table-cell office:value-type="string">
            <text:p>interested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HEF-123</text:p>
          </table:table-cell>
          <table:table-cell table:formula="of:=[.B16]+1" office:value-type="float" office:value="116">
            <text:p>116</text:p>
          </table:table-cell>
          <table:table-cell office:value-type="string">
            <text:p>Head Chef</text:p>
          </table:table-cell>
          <table:table-cell office:value-type="string">
            <text:p>The Fickle Fig</text:p>
          </table:table-cell>
          <table:table-cell office:value-type="string">
            <text:p>week</text:p>
          </table:table-cell>
          <table:table-cell office:value-type="string">
            <text:p>interested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HEF-123</text:p>
          </table:table-cell>
          <table:table-cell table:formula="of:=[.B17]+1" office:value-type="float" office:value="117">
            <text:p>117</text:p>
          </table:table-cell>
          <table:table-cell office:value-type="string">
            <text:p>Commis Chef</text:p>
          </table:table-cell>
          <table:table-cell office:value-type="string">
            <text:p>Petit Pears</text:p>
          </table:table-cell>
          <table:table-cell office:value-type="string">
            <text:p>week</text:p>
          </table:table-cell>
          <table:table-cell office:value-type="string">
            <text:p>interested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HEF-123</text:p>
          </table:table-cell>
          <table:table-cell table:formula="of:=[.B18]+1" office:value-type="float" office:value="118">
            <text:p>118</text:p>
          </table:table-cell>
          <table:table-cell office:value-type="string">
            <text:p>Section Chef</text:p>
          </table:table-cell>
          <table:table-cell office:value-type="string">
            <text:p>The Raging Orchid</text:p>
          </table:table-cell>
          <table:table-cell office:value-type="string">
            <text:p>week</text:p>
          </table:table-cell>
          <table:table-cell office:value-type="string">
            <text:p>applie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HEF-123</text:p>
          </table:table-cell>
          <table:table-cell table:formula="of:=[.B19]+1" office:value-type="float" office:value="119">
            <text:p>119</text:p>
          </table:table-cell>
          <table:table-cell office:value-type="string">
            <text:p>Chef de Cuisine</text:p>
          </table:table-cell>
          <table:table-cell office:value-type="string">
            <text:p>Hedgehog and Cucumber</text:p>
          </table:table-cell>
          <table:table-cell office:value-type="string">
            <text:p>week</text:p>
          </table:table-cell>
          <table:table-cell office:value-type="string">
            <text:p>interested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HEF-123</text:p>
          </table:table-cell>
          <table:table-cell table:formula="of:=[.B20]+1" office:value-type="float" office:value="120">
            <text:p>120</text:p>
          </table:table-cell>
          <table:table-cell office:value-type="string">
            <text:p>Pastry Chef</text:p>
          </table:table-cell>
          <table:table-cell office:value-type="string">
            <text:p>The Fountainer</text:p>
          </table:table-cell>
          <table:table-cell office:value-type="string">
            <text:p>week</text:p>
          </table:table-cell>
          <table:table-cell office:value-type="string">
            <text:p>interested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HEF-123</text:p>
          </table:table-cell>
          <table:table-cell table:formula="of:=[.B21]+1" office:value-type="float" office:value="121">
            <text:p>121</text:p>
          </table:table-cell>
          <table:table-cell office:value-type="string">
            <text:p>Sous Chef</text:p>
          </table:table-cell>
          <table:table-cell office:value-type="string">
            <text:p>Hobnobs Inn</text:p>
          </table:table-cell>
          <table:table-cell office:value-type="string">
            <text:p>week</text:p>
          </table:table-cell>
          <table:table-cell office:value-type="string">
            <text:p>interested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HEF-123</text:p>
          </table:table-cell>
          <table:table-cell table:formula="of:=[.B22]+1" office:value-type="float" office:value="122">
            <text:p>122</text:p>
          </table:table-cell>
          <table:table-cell office:value-type="string">
            <text:p>Chef de Partie</text:p>
          </table:table-cell>
          <table:table-cell office:value-type="string">
            <text:p>Peas &amp; Shortbread</text:p>
          </table:table-cell>
          <table:table-cell office:value-type="string">
            <text:p>week</text:p>
          </table:table-cell>
          <table:table-cell office:value-type="string">
            <text:p>interested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HEF-123</text:p>
          </table:table-cell>
          <table:table-cell table:formula="of:=[.B23]+1" office:value-type="float" office:value="123">
            <text:p>123</text:p>
          </table:table-cell>
          <table:table-cell office:value-type="string">
            <text:p>Head Chef</text:p>
          </table:table-cell>
          <table:table-cell office:value-type="string">
            <text:p>The Queen’s Stead</text:p>
          </table:table-cell>
          <table:table-cell office:value-type="string">
            <text:p>week</text:p>
          </table:table-cell>
          <table:table-cell office:value-type="string">
            <text:p>interested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HEF-123</text:p>
          </table:table-cell>
          <table:table-cell table:formula="of:=[.B24]+1" office:value-type="float" office:value="124">
            <text:p>124</text:p>
          </table:table-cell>
          <table:table-cell office:value-type="string">
            <text:p>Commis Chef</text:p>
          </table:table-cell>
          <table:table-cell office:value-type="string">
            <text:p>The Atrium</text:p>
          </table:table-cell>
          <table:table-cell office:value-type="string">
            <text:p>week</text:p>
          </table:table-cell>
          <table:table-cell office:value-type="string">
            <text:p>interested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 table:number-rows-repeated="16">
          <table:table-cell table:number-columns-repeated="7"/>
        </table:table-row>
        <table:table-row table:style-name="ro2" table:number-rows-repeated="7">
          <table:table-cell table:style-name="Default"/>
          <table:table-cell table:number-columns-repeated="6"/>
        </table:table-row>
        <table:table-row table:style-name="ro2">
          <table:table-cell table:style-name="Default"/>
          <table:table-cell table:number-columns-repeated="6"/>
        </table:table-row>
      </table:table>
      <table:table table:name="test" table:style-name="ta1" table:print="false">
        <table:table-column table:style-name="co14" table:default-cell-style-name="ce1"/>
        <table:table-column table:style-name="co14" table:default-cell-style-name="Default"/>
        <table:table-column table:style-name="co15" table:default-cell-style-name="ce2"/>
        <table:table-column table:style-name="co16" table:default-cell-style-name="ce2"/>
        <table:table-column table:style-name="co14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TEST-123</text:p>
          </table:table-cell>
          <table:table-cell office:value-type="float" office:value="900">
            <text:p>900</text:p>
          </table:table-cell>
          <table:table-cell table:formula="of:=CONCATENATE(&quot;Title-&quot;;[.B1])" office:value-type="string" office:string-value="Title-900">
            <text:p>Title-900</text:p>
          </table:table-cell>
          <table:table-cell table:formula="of:=CONCATENATE(&quot;Employer-&quot;;[.B1])" office:value-type="string" office:string-value="Employer-900">
            <text:p>Employer-900</text:p>
          </table:table-cell>
          <table:table-cell office:value-type="string">
            <text:p>week</text:p>
          </table:table-cell>
          <table:table-cell office:value-type="string">
            <text:p>interested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EST-123</text:p>
          </table:table-cell>
          <table:table-cell table:formula="of:=[.B1]+1" office:value-type="float" office:value="901">
            <text:p>901</text:p>
          </table:table-cell>
          <table:table-cell table:formula="of:=CONCATENATE(&quot;Title-&quot;;[.B2])" office:value-type="string" office:string-value="Title-901">
            <text:p>Title-901</text:p>
          </table:table-cell>
          <table:table-cell table:formula="of:=CONCATENATE(&quot;Employer-&quot;;[.B2])" office:value-type="string" office:string-value="Employer-901">
            <text:p>Employer-901</text:p>
          </table:table-cell>
          <table:table-cell office:value-type="string">
            <text:p>week</text:p>
          </table:table-cell>
          <table:table-cell office:value-type="string">
            <text:p>interested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EST-123</text:p>
          </table:table-cell>
          <table:table-cell table:formula="of:=[.B2]+1" office:value-type="float" office:value="902">
            <text:p>902</text:p>
          </table:table-cell>
          <table:table-cell table:formula="of:=CONCATENATE(&quot;Title-&quot;;[.B3])" office:value-type="string" office:string-value="Title-902">
            <text:p>Title-902</text:p>
          </table:table-cell>
          <table:table-cell table:formula="of:=CONCATENATE(&quot;Employer-&quot;;[.B3])" office:value-type="string" office:string-value="Employer-902">
            <text:p>Employer-902</text:p>
          </table:table-cell>
          <table:table-cell office:value-type="string">
            <text:p>week</text:p>
          </table:table-cell>
          <table:table-cell office:value-type="string">
            <text:p>applie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EST-123</text:p>
          </table:table-cell>
          <table:table-cell table:formula="of:=[.B3]+1" office:value-type="float" office:value="903">
            <text:p>903</text:p>
          </table:table-cell>
          <table:table-cell table:formula="of:=CONCATENATE(&quot;Title-&quot;;[.B4])" office:value-type="string" office:string-value="Title-903">
            <text:p>Title-903</text:p>
          </table:table-cell>
          <table:table-cell table:formula="of:=CONCATENATE(&quot;Employer-&quot;;[.B4])" office:value-type="string" office:string-value="Employer-903">
            <text:p>Employer-903</text:p>
          </table:table-cell>
          <table:table-cell office:value-type="string">
            <text:p>week</text:p>
          </table:table-cell>
          <table:table-cell office:value-type="string">
            <text:p>applie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EST-123</text:p>
          </table:table-cell>
          <table:table-cell table:formula="of:=[.B4]+1" office:value-type="float" office:value="904">
            <text:p>904</text:p>
          </table:table-cell>
          <table:table-cell table:formula="of:=CONCATENATE(&quot;Title-&quot;;[.B5])" office:value-type="string" office:string-value="Title-904">
            <text:p>Title-904</text:p>
          </table:table-cell>
          <table:table-cell table:formula="of:=CONCATENATE(&quot;Employer-&quot;;[.B5])" office:value-type="string" office:string-value="Employer-904">
            <text:p>Employer-904</text:p>
          </table:table-cell>
          <table:table-cell office:value-type="string">
            <text:p>week</text:p>
          </table:table-cell>
          <table:table-cell office:value-type="string">
            <text:p>interview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TEST-123</text:p>
          </table:table-cell>
          <table:table-cell table:formula="of:=[.B5]+1" office:value-type="float" office:value="905">
            <text:p>905</text:p>
          </table:table-cell>
          <table:table-cell table:formula="of:=CONCATENATE(&quot;Title-&quot;;[.B6])" office:value-type="string" office:string-value="Title-905">
            <text:p>Title-905</text:p>
          </table:table-cell>
          <table:table-cell table:formula="of:=CONCATENATE(&quot;Employer-&quot;;[.B6])" office:value-type="string" office:string-value="Employer-905">
            <text:p>Employer-905</text:p>
          </table:table-cell>
          <table:table-cell office:value-type="string">
            <text:p>week</text:p>
          </table:table-cell>
          <table:table-cell office:value-type="string">
            <text:p>interview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TEST-123</text:p>
          </table:table-cell>
          <table:table-cell table:formula="of:=[.B6]+1" office:value-type="float" office:value="906">
            <text:p>906</text:p>
          </table:table-cell>
          <table:table-cell table:formula="of:=CONCATENATE(&quot;Title-&quot;;[.B7])" office:value-type="string" office:string-value="Title-906">
            <text:p>Title-906</text:p>
          </table:table-cell>
          <table:table-cell table:formula="of:=CONCATENATE(&quot;Employer-&quot;;[.B7])" office:value-type="string" office:string-value="Employer-906">
            <text:p>Employer-906</text:p>
          </table:table-cell>
          <table:table-cell office:value-type="string">
            <text:p>week</text:p>
          </table:table-cell>
          <table:table-cell office:value-type="string">
            <text:p>resul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EST-123</text:p>
          </table:table-cell>
          <table:table-cell table:formula="of:=[.B7]+1" office:value-type="float" office:value="907">
            <text:p>907</text:p>
          </table:table-cell>
          <table:table-cell table:formula="of:=CONCATENATE(&quot;Title-&quot;;[.B8])" office:value-type="string" office:string-value="Title-907">
            <text:p>Title-907</text:p>
          </table:table-cell>
          <table:table-cell table:formula="of:=CONCATENATE(&quot;Employer-&quot;;[.B8])" office:value-type="string" office:string-value="Employer-907">
            <text:p>Employer-907</text:p>
          </table:table-cell>
          <table:table-cell office:value-type="string">
            <text:p>week</text:p>
          </table:table-cell>
          <table:table-cell office:value-type="string">
            <text:p>resul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EST-123</text:p>
          </table:table-cell>
          <table:table-cell table:formula="of:=[.B8]+1" office:value-type="float" office:value="908">
            <text:p>908</text:p>
          </table:table-cell>
          <table:table-cell table:formula="of:=CONCATENATE(&quot;Title-&quot;;[.B9])" office:value-type="string" office:string-value="Title-908">
            <text:p>Title-908</text:p>
          </table:table-cell>
          <table:table-cell table:formula="of:=CONCATENATE(&quot;Employer-&quot;;[.B9])" office:value-type="string" office:string-value="Employer-908">
            <text:p>Employer-908</text:p>
          </table:table-cell>
          <table:table-cell office:value-type="string">
            <text:p>fortnight</text:p>
          </table:table-cell>
          <table:table-cell office:value-type="string">
            <text:p>interested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EST-123</text:p>
          </table:table-cell>
          <table:table-cell table:formula="of:=[.B9]+1" office:value-type="float" office:value="909">
            <text:p>909</text:p>
          </table:table-cell>
          <table:table-cell table:formula="of:=CONCATENATE(&quot;Title-&quot;;[.B10])" office:value-type="string" office:string-value="Title-909">
            <text:p>Title-909</text:p>
          </table:table-cell>
          <table:table-cell table:formula="of:=CONCATENATE(&quot;Employer-&quot;;[.B10])" office:value-type="string" office:string-value="Employer-909">
            <text:p>Employer-909</text:p>
          </table:table-cell>
          <table:table-cell office:value-type="string">
            <text:p>fortnight</text:p>
          </table:table-cell>
          <table:table-cell office:value-type="string">
            <text:p>interested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EST-123</text:p>
          </table:table-cell>
          <table:table-cell table:formula="of:=[.B10]+1" office:value-type="float" office:value="910">
            <text:p>910</text:p>
          </table:table-cell>
          <table:table-cell table:formula="of:=CONCATENATE(&quot;Title-&quot;;[.B11])" office:value-type="string" office:string-value="Title-910">
            <text:p>Title-910</text:p>
          </table:table-cell>
          <table:table-cell table:formula="of:=CONCATENATE(&quot;Employer-&quot;;[.B11])" office:value-type="string" office:string-value="Employer-910">
            <text:p>Employer-910</text:p>
          </table:table-cell>
          <table:table-cell office:value-type="string">
            <text:p>fortnight</text:p>
          </table:table-cell>
          <table:table-cell office:value-type="string">
            <text:p>applie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EST-123</text:p>
          </table:table-cell>
          <table:table-cell table:formula="of:=[.B11]+1" office:value-type="float" office:value="911">
            <text:p>911</text:p>
          </table:table-cell>
          <table:table-cell table:formula="of:=CONCATENATE(&quot;Title-&quot;;[.B12])" office:value-type="string" office:string-value="Title-911">
            <text:p>Title-911</text:p>
          </table:table-cell>
          <table:table-cell table:formula="of:=CONCATENATE(&quot;Employer-&quot;;[.B12])" office:value-type="string" office:string-value="Employer-911">
            <text:p>Employer-911</text:p>
          </table:table-cell>
          <table:table-cell office:value-type="string">
            <text:p>fortnight</text:p>
          </table:table-cell>
          <table:table-cell office:value-type="string">
            <text:p>applie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EST-123</text:p>
          </table:table-cell>
          <table:table-cell table:formula="of:=[.B12]+1" office:value-type="float" office:value="912">
            <text:p>912</text:p>
          </table:table-cell>
          <table:table-cell table:formula="of:=CONCATENATE(&quot;Title-&quot;;[.B13])" office:value-type="string" office:string-value="Title-912">
            <text:p>Title-912</text:p>
          </table:table-cell>
          <table:table-cell table:formula="of:=CONCATENATE(&quot;Employer-&quot;;[.B13])" office:value-type="string" office:string-value="Employer-912">
            <text:p>Employer-912</text:p>
          </table:table-cell>
          <table:table-cell office:value-type="string">
            <text:p>fortnight</text:p>
          </table:table-cell>
          <table:table-cell office:value-type="string">
            <text:p>interview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TEST-123</text:p>
          </table:table-cell>
          <table:table-cell table:formula="of:=[.B13]+1" office:value-type="float" office:value="913">
            <text:p>913</text:p>
          </table:table-cell>
          <table:table-cell table:formula="of:=CONCATENATE(&quot;Title-&quot;;[.B14])" office:value-type="string" office:string-value="Title-913">
            <text:p>Title-913</text:p>
          </table:table-cell>
          <table:table-cell table:formula="of:=CONCATENATE(&quot;Employer-&quot;;[.B14])" office:value-type="string" office:string-value="Employer-913">
            <text:p>Employer-913</text:p>
          </table:table-cell>
          <table:table-cell office:value-type="string">
            <text:p>fortnight</text:p>
          </table:table-cell>
          <table:table-cell office:value-type="string">
            <text:p>interview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TEST-123</text:p>
          </table:table-cell>
          <table:table-cell table:formula="of:=[.B14]+1" office:value-type="float" office:value="914">
            <text:p>914</text:p>
          </table:table-cell>
          <table:table-cell table:formula="of:=CONCATENATE(&quot;Title-&quot;;[.B15])" office:value-type="string" office:string-value="Title-914">
            <text:p>Title-914</text:p>
          </table:table-cell>
          <table:table-cell table:formula="of:=CONCATENATE(&quot;Employer-&quot;;[.B15])" office:value-type="string" office:string-value="Employer-914">
            <text:p>Employer-914</text:p>
          </table:table-cell>
          <table:table-cell office:value-type="string">
            <text:p>fortnight</text:p>
          </table:table-cell>
          <table:table-cell office:value-type="string">
            <text:p>resul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EST-123</text:p>
          </table:table-cell>
          <table:table-cell table:formula="of:=[.B15]+1" office:value-type="float" office:value="915">
            <text:p>915</text:p>
          </table:table-cell>
          <table:table-cell table:formula="of:=CONCATENATE(&quot;Title-&quot;;[.B16])" office:value-type="string" office:string-value="Title-915">
            <text:p>Title-915</text:p>
          </table:table-cell>
          <table:table-cell table:formula="of:=CONCATENATE(&quot;Employer-&quot;;[.B16])" office:value-type="string" office:string-value="Employer-915">
            <text:p>Employer-915</text:p>
          </table:table-cell>
          <table:table-cell office:value-type="string">
            <text:p>fortnight</text:p>
          </table:table-cell>
          <table:table-cell office:value-type="string">
            <text:p>resul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EST-123</text:p>
          </table:table-cell>
          <table:table-cell table:formula="of:=[.B16]+1" office:value-type="float" office:value="916">
            <text:p>916</text:p>
          </table:table-cell>
          <table:table-cell table:formula="of:=CONCATENATE(&quot;Title-&quot;;[.B17])" office:value-type="string" office:string-value="Title-916">
            <text:p>Title-916</text:p>
          </table:table-cell>
          <table:table-cell table:formula="of:=CONCATENATE(&quot;Employer-&quot;;[.B17])" office:value-type="string" office:string-value="Employer-916">
            <text:p>Employer-916</text:p>
          </table:table-cell>
          <table:table-cell office:value-type="string">
            <text:p>month</text:p>
          </table:table-cell>
          <table:table-cell office:value-type="string">
            <text:p>interested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EST-123</text:p>
          </table:table-cell>
          <table:table-cell table:formula="of:=[.B17]+1" office:value-type="float" office:value="917">
            <text:p>917</text:p>
          </table:table-cell>
          <table:table-cell table:formula="of:=CONCATENATE(&quot;Title-&quot;;[.B18])" office:value-type="string" office:string-value="Title-917">
            <text:p>Title-917</text:p>
          </table:table-cell>
          <table:table-cell table:formula="of:=CONCATENATE(&quot;Employer-&quot;;[.B18])" office:value-type="string" office:string-value="Employer-917">
            <text:p>Employer-917</text:p>
          </table:table-cell>
          <table:table-cell office:value-type="string">
            <text:p>month</text:p>
          </table:table-cell>
          <table:table-cell office:value-type="string">
            <text:p>applie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EST-123</text:p>
          </table:table-cell>
          <table:table-cell table:formula="of:=[.B18]+1" office:value-type="float" office:value="918">
            <text:p>918</text:p>
          </table:table-cell>
          <table:table-cell table:formula="of:=CONCATENATE(&quot;Title-&quot;;[.B19])" office:value-type="string" office:string-value="Title-918">
            <text:p>Title-918</text:p>
          </table:table-cell>
          <table:table-cell table:formula="of:=CONCATENATE(&quot;Employer-&quot;;[.B19])" office:value-type="string" office:string-value="Employer-918">
            <text:p>Employer-918</text:p>
          </table:table-cell>
          <table:table-cell office:value-type="string">
            <text:p>month</text:p>
          </table:table-cell>
          <table:table-cell office:value-type="string">
            <text:p>interview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TEST-123</text:p>
          </table:table-cell>
          <table:table-cell table:formula="of:=[.B19]+1" office:value-type="float" office:value="919">
            <text:p>919</text:p>
          </table:table-cell>
          <table:table-cell table:formula="of:=CONCATENATE(&quot;Title-&quot;;[.B20])" office:value-type="string" office:string-value="Title-919">
            <text:p>Title-919</text:p>
          </table:table-cell>
          <table:table-cell table:formula="of:=CONCATENATE(&quot;Employer-&quot;;[.B20])" office:value-type="string" office:string-value="Employer-919">
            <text:p>Employer-919</text:p>
          </table:table-cell>
          <table:table-cell office:value-type="string">
            <text:p>month</text:p>
          </table:table-cell>
          <table:table-cell office:value-type="string">
            <text:p>resul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EST-123</text:p>
          </table:table-cell>
          <table:table-cell table:formula="of:=[.B20]+1" office:value-type="float" office:value="920">
            <text:p>920</text:p>
          </table:table-cell>
          <table:table-cell table:formula="of:=CONCATENATE(&quot;Title-&quot;;[.B21])" office:value-type="string" office:string-value="Title-920">
            <text:p>Title-920</text:p>
          </table:table-cell>
          <table:table-cell table:formula="of:=CONCATENATE(&quot;Employer-&quot;;[.B21])" office:value-type="string" office:string-value="Employer-920">
            <text:p>Employer-920</text:p>
          </table:table-cell>
          <table:table-cell office:value-type="string">
            <text:p>quarter</text:p>
          </table:table-cell>
          <table:table-cell office:value-type="string">
            <text:p>interested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EST-123</text:p>
          </table:table-cell>
          <table:table-cell table:formula="of:=[.B21]+1" office:value-type="float" office:value="921">
            <text:p>921</text:p>
          </table:table-cell>
          <table:table-cell table:formula="of:=CONCATENATE(&quot;Title-&quot;;[.B22])" office:value-type="string" office:string-value="Title-921">
            <text:p>Title-921</text:p>
          </table:table-cell>
          <table:table-cell table:formula="of:=CONCATENATE(&quot;Employer-&quot;;[.B22])" office:value-type="string" office:string-value="Employer-921">
            <text:p>Employer-921</text:p>
          </table:table-cell>
          <table:table-cell office:value-type="string">
            <text:p>quarter</text:p>
          </table:table-cell>
          <table:table-cell office:value-type="string">
            <text:p>applie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EST-123</text:p>
          </table:table-cell>
          <table:table-cell table:formula="of:=[.B22]+1" office:value-type="float" office:value="922">
            <text:p>922</text:p>
          </table:table-cell>
          <table:table-cell table:formula="of:=CONCATENATE(&quot;Title-&quot;;[.B23])" office:value-type="string" office:string-value="Title-922">
            <text:p>Title-922</text:p>
          </table:table-cell>
          <table:table-cell table:formula="of:=CONCATENATE(&quot;Employer-&quot;;[.B23])" office:value-type="string" office:string-value="Employer-922">
            <text:p>Employer-922</text:p>
          </table:table-cell>
          <table:table-cell office:value-type="string">
            <text:p>quarter</text:p>
          </table:table-cell>
          <table:table-cell office:value-type="string">
            <text:p>interview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TEST-123</text:p>
          </table:table-cell>
          <table:table-cell table:formula="of:=[.B23]+1" office:value-type="float" office:value="923">
            <text:p>923</text:p>
          </table:table-cell>
          <table:table-cell table:formula="of:=CONCATENATE(&quot;Title-&quot;;[.B24])" office:value-type="string" office:string-value="Title-923">
            <text:p>Title-923</text:p>
          </table:table-cell>
          <table:table-cell table:formula="of:=CONCATENATE(&quot;Employer-&quot;;[.B24])" office:value-type="string" office:string-value="Employer-923">
            <text:p>Employer-923</text:p>
          </table:table-cell>
          <table:table-cell office:value-type="string">
            <text:p>quarter</text:p>
          </table:table-cell>
          <table:table-cell office:value-type="string">
            <text:p>result</text:p>
          </table:table-cell>
          <table:table-cell office:value-type="float" office:value="3">
            <text:p>3</text:p>
          </table:table-cell>
        </table:table-row>
        <table:table-row table:style-name="ro1" table:number-rows-repeated="2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hr" table:style-name="ta1" table:print="false">
        <table:table-column table:style-name="co11" table:default-cell-style-name="ce1"/>
        <table:table-column table:style-name="co2" table:default-cell-style-name="Default"/>
        <table:table-column table:style-name="co12" table:default-cell-style-name="ce2"/>
        <table:table-column table:style-name="co13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HR-123</text:p>
          </table:table-cell>
          <table:table-cell office:value-type="float" office:value="200">
            <text:p>200</text:p>
          </table:table-cell>
          <table:table-cell office:value-type="string">
            <text:p>HR Manager</text:p>
          </table:table-cell>
          <table:table-cell office:value-type="string">
            <text:p>Herbert and Schenkel</text:p>
          </table:table-cell>
          <table:table-cell office:value-type="string">
            <text:p>month</text:p>
          </table:table-cell>
          <table:table-cell office:value-type="string">
            <text:p>resul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HR-123</text:p>
          </table:table-cell>
          <table:table-cell table:formula="of:=[.B1]+1" office:value-type="float" office:value="201">
            <text:p>201</text:p>
          </table:table-cell>
          <table:table-cell office:value-type="string">
            <text:p>People Manager</text:p>
          </table:table-cell>
          <table:table-cell office:value-type="string">
            <text:p>Paramount Pictures</text:p>
          </table:table-cell>
          <table:table-cell office:value-type="string">
            <text:p>month</text:p>
          </table:table-cell>
          <table:table-cell office:value-type="string">
            <text:p>interview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HR-123</text:p>
          </table:table-cell>
          <table:table-cell table:formula="of:=[.B2]+1" office:value-type="float" office:value="202">
            <text:p>202</text:p>
          </table:table-cell>
          <table:table-cell office:value-type="string">
            <text:p>Human Resources Advisor</text:p>
          </table:table-cell>
          <table:table-cell office:value-type="string">
            <text:p>JRR Events</text:p>
          </table:table-cell>
          <table:table-cell office:value-type="string">
            <text:p>month</text:p>
          </table:table-cell>
          <table:table-cell office:value-type="string">
            <text:p>interview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HR-123</text:p>
          </table:table-cell>
          <table:table-cell table:formula="of:=[.B3]+1" office:value-type="float" office:value="203">
            <text:p>203</text:p>
          </table:table-cell>
          <table:table-cell office:value-type="string">
            <text:p>HR Administrator</text:p>
          </table:table-cell>
          <table:table-cell office:value-type="string">
            <text:p>HRT Management</text:p>
          </table:table-cell>
          <table:table-cell office:value-type="string">
            <text:p>month</text:p>
          </table:table-cell>
          <table:table-cell office:value-type="string">
            <text:p>applie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R-123</text:p>
          </table:table-cell>
          <table:table-cell table:formula="of:=[.B4]+1" office:value-type="float" office:value="204">
            <text:p>204</text:p>
          </table:table-cell>
          <table:table-cell office:value-type="string">
            <text:p>HR Advisor</text:p>
          </table:table-cell>
          <table:table-cell office:value-type="string">
            <text:p>James Fitzgerald plc</text:p>
          </table:table-cell>
          <table:table-cell office:value-type="string">
            <text:p>month</text:p>
          </table:table-cell>
          <table:table-cell office:value-type="string">
            <text:p>applie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R-123</text:p>
          </table:table-cell>
          <table:table-cell table:formula="of:=[.B5]+1" office:value-type="float" office:value="205">
            <text:p>205</text:p>
          </table:table-cell>
          <table:table-cell office:value-type="string">
            <text:p>HR Operations Administrator</text:p>
          </table:table-cell>
          <table:table-cell office:value-type="string">
            <text:p>Islington Studios</text:p>
          </table:table-cell>
          <table:table-cell office:value-type="string">
            <text:p>month</text:p>
          </table:table-cell>
          <table:table-cell office:value-type="string">
            <text:p>interested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HR-123</text:p>
          </table:table-cell>
          <table:table-cell table:formula="of:=[.B6]+1" office:value-type="float" office:value="206">
            <text:p>206</text:p>
          </table:table-cell>
          <table:table-cell office:value-type="string">
            <text:p>Talent Manager</text:p>
          </table:table-cell>
          <table:table-cell office:value-type="string">
            <text:p>Joint Operations</text:p>
          </table:table-cell>
          <table:table-cell office:value-type="string">
            <text:p>fortnight</text:p>
          </table:table-cell>
          <table:table-cell office:value-type="string">
            <text:p>applie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R-123</text:p>
          </table:table-cell>
          <table:table-cell table:formula="of:=[.B7]+1" office:value-type="float" office:value="207">
            <text:p>207</text:p>
          </table:table-cell>
          <table:table-cell office:value-type="string">
            <text:p>Regional HR Manager</text:p>
          </table:table-cell>
          <table:table-cell office:value-type="string">
            <text:p>Snoitulos Solutions</text:p>
          </table:table-cell>
          <table:table-cell office:value-type="string">
            <text:p>fortnight</text:p>
          </table:table-cell>
          <table:table-cell office:value-type="string">
            <text:p>applie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R-123</text:p>
          </table:table-cell>
          <table:table-cell table:formula="of:=[.B8]+1" office:value-type="float" office:value="208">
            <text:p>208</text:p>
          </table:table-cell>
          <table:table-cell office:value-type="string">
            <text:p>HR Manager</text:p>
          </table:table-cell>
          <table:table-cell office:value-type="string">
            <text:p>Sunzoom Media</text:p>
          </table:table-cell>
          <table:table-cell office:value-type="string">
            <text:p>fortnight</text:p>
          </table:table-cell>
          <table:table-cell office:value-type="string">
            <text:p>interested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HR-123</text:p>
          </table:table-cell>
          <table:table-cell table:formula="of:=[.B9]+1" office:value-type="float" office:value="209">
            <text:p>209</text:p>
          </table:table-cell>
          <table:table-cell office:value-type="string">
            <text:p>People Manager</text:p>
          </table:table-cell>
          <table:table-cell office:value-type="string">
            <text:p>Oswald Filigree &amp; Associates </text:p>
          </table:table-cell>
          <table:table-cell office:value-type="string">
            <text:p>fortnight</text:p>
          </table:table-cell>
          <table:table-cell office:value-type="string">
            <text:p>applie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R-123</text:p>
          </table:table-cell>
          <table:table-cell table:formula="of:=[.B10]+1" office:value-type="float" office:value="210">
            <text:p>210</text:p>
          </table:table-cell>
          <table:table-cell office:value-type="string">
            <text:p>Human Resources Advisor</text:p>
          </table:table-cell>
          <table:table-cell office:value-type="string">
            <text:p>Dreamline Pictures</text:p>
          </table:table-cell>
          <table:table-cell office:value-type="string">
            <text:p>fortnight</text:p>
          </table:table-cell>
          <table:table-cell office:value-type="string">
            <text:p>interested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HR-123</text:p>
          </table:table-cell>
          <table:table-cell table:formula="of:=[.B11]+1" office:value-type="float" office:value="211">
            <text:p>211</text:p>
          </table:table-cell>
          <table:table-cell office:value-type="string">
            <text:p>HR Administrator</text:p>
          </table:table-cell>
          <table:table-cell office:value-type="string">
            <text:p>Surreal Technology</text:p>
          </table:table-cell>
          <table:table-cell office:value-type="string">
            <text:p>fortnight</text:p>
          </table:table-cell>
          <table:table-cell office:value-type="string">
            <text:p>interested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HR-123</text:p>
          </table:table-cell>
          <table:table-cell table:formula="of:=[.B12]+1" office:value-type="float" office:value="212">
            <text:p>212</text:p>
          </table:table-cell>
          <table:table-cell office:value-type="string">
            <text:p>HR Advisor</text:p>
          </table:table-cell>
          <table:table-cell office:value-type="string">
            <text:p>Indigo Operations</text:p>
          </table:table-cell>
          <table:table-cell office:value-type="string">
            <text:p>week</text:p>
          </table:table-cell>
          <table:table-cell office:value-type="string">
            <text:p>applie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R-123</text:p>
          </table:table-cell>
          <table:table-cell table:formula="of:=[.B13]+1" office:value-type="float" office:value="213">
            <text:p>213</text:p>
          </table:table-cell>
          <table:table-cell office:value-type="string">
            <text:p>HR Operations Administrator</text:p>
          </table:table-cell>
          <table:table-cell office:value-type="string">
            <text:p>Foundation Consulting</text:p>
          </table:table-cell>
          <table:table-cell office:value-type="string">
            <text:p>week</text:p>
          </table:table-cell>
          <table:table-cell office:value-type="string">
            <text:p>interested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HR-123</text:p>
          </table:table-cell>
          <table:table-cell table:formula="of:=[.B14]+1" office:value-type="float" office:value="214">
            <text:p>214</text:p>
          </table:table-cell>
          <table:table-cell office:value-type="string">
            <text:p>Talent Manager</text:p>
          </table:table-cell>
          <table:table-cell office:value-type="string">
            <text:p>Discover Technologic</text:p>
          </table:table-cell>
          <table:table-cell office:value-type="string">
            <text:p>week</text:p>
          </table:table-cell>
          <table:table-cell office:value-type="string">
            <text:p>applied</text:p>
          </table:table-cell>
          <table:table-cell office:value-type="float" office:value="1">
            <text:p>1</text:p>
          </table:table-cell>
        </table:table-row>
        <table:table-row table:style-name="ro1" table:number-rows-repeated="11">
          <table:table-cell table:number-columns-repeated="7"/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 table:number-rows-repeated="5">
          <table:table-cell table:number-columns-repeated="7"/>
        </table:table-row>
        <table:table-row table:style-name="ro1" table:number-rows-repeated="11">
          <table:table-cell table:number-columns-repeated="7"/>
        </table:table-row>
        <table:table-row table:style-name="ro2" table:number-rows-repeated="7">
          <table:table-cell table:style-name="Default"/>
          <table:table-cell table:number-columns-repeated="6"/>
        </table:table-row>
        <table:table-row table:style-name="ro2">
          <table:table-cell table:style-name="Default"/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enlo-Regular" svg:font-family="Menlo-Regular"/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5">05/07/2016</text:date>, <text:time>16:57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1T16:44:36</meta:creation-date>
    <dc:date>2016-07-05T16:51:52</dc:date>
    <meta:editing-duration>PT48M26S</meta:editing-duration>
    <meta:editing-cycles>7</meta:editing-cycles>
    <meta:generator>OpenOffice/4.1.1$Unix OpenOffice.org_project/411m6$Build-9775</meta:generator>
    <meta:document-statistic meta:table-count="3" meta:cell-count="448" meta:object-count="0"/>
  </office:meta>
</office:document-meta>
</file>